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in" fo:text-align="start" style:writing-mode="lr-tb"/>
    </style:style>
    <style:style style:name="P3" style:family="paragraph">
      <loext:graphic-properties draw:fill="solid" draw:fill-color="#ffffff"/>
      <style:paragraph-properties fo:margin-top="0in" fo:margin-bottom="0in" fo:text-align="start" style:writing-mode="lr-tb"/>
    </style:style>
    <style:style style:name="P4" style:family="paragraph">
      <style:paragraph-properties fo:margin-top="0in" fo:margin-bottom="0in" fo:text-align="center" style:writing-mode="lr-tb"/>
    </style:style>
    <style:style style:name="P5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6" style:family="paragraph">
      <loext:graphic-properties draw:fill="none" draw:fill-color="#eaeaea"/>
      <style:paragraph-properties fo:margin-top="0in" fo:margin-bottom="0in" fo:text-align="center" style:writing-mode="lr-tb"/>
    </style:style>
    <style:style style:name="P7" style:family="paragraph">
      <loext:graphic-properties draw:fill="none" draw:fill-color="#ffffff"/>
      <style:paragraph-properties fo:margin-top="0in" fo:margin-bottom="0in" fo:text-align="center" style:writing-mode="lr-tb"/>
      <style:text-properties fo:font-size="7.5pt" style:font-size-asian="7.5pt" style:font-size-complex="7.5pt"/>
    </style:style>
    <style:style style:name="T1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Courier New" fo:font-size="7pt" fo:language="en" fo:country="GB" style:font-name-asian="Times New Roman" style:font-size-asian="7pt" style:font-name-complex="Courier New" style:font-size-complex="7pt" style:language-complex="ar" style:country-complex="SA"/>
    </style:style>
    <style:style style:name="T3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4" style:family="text">
      <style:text-properties style:use-window-font-color="true" style:font-name="Courier New" fo:font-size="7pt" fo:language="en" fo:country="GB" fo:font-weight="bold" style:font-name-asian="Times New Roman" style:font-size-asian="7pt" style:font-weight-asian="bold" style:font-name-complex="Courier New" style:font-size-complex="7pt" style:language-complex="ar" style:country-complex="SA"/>
    </style:style>
    <style:style style:name="T5" style:family="text">
      <style:text-properties style:use-window-font-color="true" style:font-name="Times New Roman" fo:font-size="7.5pt" fo:language="en" fo:country="GB" style:font-name-asian="Times New Roman" style:font-size-asian="7.5pt" style:font-name-complex="Times New Roman" style:font-size-complex="7.5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dash" draw:stroke-dash="Dashed_20__28_var_29__20_3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stroke-linejoin="miter" draw:fill="none" draw:fill-color="#eaeaea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dash" draw:stroke-dash="Dashed_20__28_var_29__20_5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8" style:family="graphic">
      <style:graphic-properties draw:stroke="dash" draw:stroke-dash="Dashed_20__28_var_29__20_3" svg:stroke-width="0.0102in" svg:stroke-color="#000000" draw:marker-end="msArrowOpenEnd_20_5" draw:marker-end-width="0.218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dash" draw:stroke-dash="Dashed_20__28_var_29__20_3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1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5.8433in" svg:height="3.5059in" svg:x="0in" svg:y="0in"><text:p/></draw:rect><draw:frame draw:style-name="gr3" draw:text-style-name="P3" svg:width="3.8961in" svg:height="0.3898in" svg:x="1.0382in" svg:y="0.648in"><draw:text-box><text:p text:style-name="P2"><text:span text:style-name="T1">Policy:</text:span></text:p><text:p text:style-name="P2"><text:span text:style-name="T2">allow ext_gateway_t ext_gateway_packet_t:packet { send recv };</text:span></text:p></draw:text-box></draw:frame><draw:frame draw:style-name="gr4" draw:text-style-name="P5" svg:width="0.6488in" svg:height="0.3913in" svg:x="0.1299in" svg:y="2.4665in"><draw:text-box><text:p text:style-name="P4"><text:span text:style-name="T3"/></text:p><text:p text:style-name="P4"><text:span text:style-name="T1">Route</text:span></text:p></draw:text-box></draw:frame><draw:frame draw:style-name="gr5" draw:text-style-name="P6" svg:width="5.5835in" svg:height="0.2598in" svg:x="0.1299in" svg:y="3.1161in"><draw:text-box><text:p text:style-name="P4"><text:span text:style-name="T1">Network Interface</text:span></text:p></draw:text-box></draw:frame><draw:frame draw:style-name="gr4" draw:text-style-name="P5" svg:width="0.6488in" svg:height="0.3913in" svg:x="0.1299in" svg:y="1.2972in"><draw:text-box><text:p text:style-name="P4"><text:span text:style-name="T3"/></text:p><text:p text:style-name="P4"><text:span text:style-name="T1">INPUT</text:span></text:p></draw:text-box></draw:frame><draw:frame draw:style-name="gr4" draw:text-style-name="P5" svg:width="0.648in" svg:height="0.3921in" svg:x="5.0638in" svg:y="1.8173in"><draw:text-box><text:p text:style-name="P4"><text:span text:style-name="T3"/></text:p><text:p text:style-name="P4"><text:span text:style-name="T1">OUTPUT</text:span></text:p></draw:text-box></draw:frame><draw:frame draw:style-name="gr4" draw:text-style-name="P5" svg:width="0.6504in" svg:height="0.3921in" svg:x="2.5965in" svg:y="2.4673in"><draw:text-box><text:p text:style-name="P4"><text:span text:style-name="T3"/></text:p><text:p text:style-name="P4"><text:span text:style-name="T1">Forward</text:span></text:p></draw:text-box></draw:frame><draw:line draw:style-name="gr6" draw:text-style-name="P1" svg:x1="0.3898in" svg:y1="3.1154in" svg:x2="0.3906in" svg:y2="2.8571in"><text:p/></draw:line><draw:line draw:style-name="gr6" draw:text-style-name="P1" svg:x1="0.3898in" svg:y1="2.4673in" svg:x2="0.3906in" svg:y2="1.6882in"><text:p/></draw:line><draw:frame draw:style-name="gr7" draw:text-style-name="P3" svg:width="2.8567in" svg:height="1.0386in" svg:x="1.4272in" svg:y="1.2972in"><draw:text-box><text:p text:style-name="P2"><text:span text:style-name="T1">security table entries:</text:span></text:p><text:p text:style-name="P2"><text:span text:style-name="T2">iptables -t security -A </text:span><text:span text:style-name="T4">INPUT</text:span><text:span text:style-name="T2"> -p tcp --dport 9999 -j SECMARK --selctx system_u:object_r:ext_gateway_packet_t</text:span></text:p><text:p text:style-name="P2"><text:span text:style-name="T2"/></text:p><text:p text:style-name="P2"><text:span text:style-name="T2">iptables -t security -A OUTPUT -p tcp --dport 9999 -j SECMARK --selctx system_u:object_r:ext_gateway_packet_t</text:span></text:p></draw:text-box></draw:frame><draw:line draw:style-name="gr6" draw:text-style-name="P1" svg:x1="0.7783in" svg:y1="2.7264in" svg:x2="2.5965in" svg:y2="2.7264in"><text:p/></draw:line><draw:line draw:style-name="gr6" draw:text-style-name="P1" svg:x1="5.4535in" svg:y1="2.2071in" svg:x2="5.4543in" svg:y2="3.1154in"><text:p/></draw:line><draw:line draw:style-name="gr6" draw:text-style-name="P1" svg:x1="3.2465in" svg:y1="2.7264in" svg:x2="5.4535in" svg:y2="2.7264in"><text:p/></draw:line><draw:frame draw:style-name="gr5" draw:text-style-name="P6" svg:width="5.5835in" svg:height="0.2598in" svg:x="0.1299in" svg:y="0.1291in"><draw:text-box><text:p text:style-name="P4"><text:span text:style-name="T1">Client or Server Application</text:span></text:p></draw:text-box></draw:frame><draw:line draw:style-name="gr6" draw:text-style-name="P1" svg:x1="0.3898in" svg:y1="1.2984in" svg:x2="0.3906in" svg:y2="0.3902in"><text:p/></draw:line><draw:line draw:style-name="gr6" draw:text-style-name="P1" svg:x1="5.4535in" svg:y1="0.3902in" svg:x2="5.4543in" svg:y2="1.8181in"><text:p/></draw:line><draw:line draw:style-name="gr8" draw:text-style-name="P1" svg:x1="1.4283in" svg:y1="1.5583in" svg:x2="0.7783in" svg:y2="1.5591in"><text:p/></draw:line><draw:line draw:style-name="gr8" draw:text-style-name="P1" svg:x1="4.2846in" svg:y1="2.0783in" svg:x2="5.0638in" svg:y2="2.0783in"><text:p/></draw:line><draw:line draw:style-name="gr9" draw:text-style-name="P1" svg:x1="1.428in" svg:y1="1.8173in" svg:x2="4.2843in" svg:y2="1.8173in"><text:p/></draw:line><draw:frame draw:style-name="gr10" draw:text-style-name="P5" svg:width="0.648in" svg:height="0.1303in" svg:x="0.1291in" svg:y="0.1283in"><draw:text-box><text:p text:style-name="P4"><text:span text:style-name="T1">Receive</text:span></text:p></draw:text-box></draw:frame><draw:frame draw:style-name="gr10" draw:text-style-name="P5" svg:width="0.5169in" svg:height="0.1303in" svg:x="5.1937in" svg:y="0.1283in"><draw:text-box><text:p text:style-name="P4"><text:span text:style-name="T1">Send</text:span></text:p></draw:text-box></draw:frame><draw:frame draw:style-name="gr11" draw:text-style-name="P7" svg:width="1.0386in" svg:height="0.5189in" svg:x="4.2839in" svg:y="1.4272in"><draw:text-box><text:p text:style-name="P4"><text:span text:style-name="T5">As packets are sent, they are marked and either ACCEPT’ed or DROP’ed </text:span></text:p></draw:text-box></draw:frame><draw:frame draw:style-name="gr11" draw:text-style-name="P7" svg:width="1.0386in" svg:height="0.6488in" svg:x="0.389in" svg:y="1.6882in"><draw:text-box><text:p text:style-name="P4"><text:span text:style-name="T5">As packets are received, they are marked and either ACCEPT’ed or DROP’ed</text:span></text:p></draw:text-box></draw:frame><draw:line draw:style-name="gr6" draw:text-style-name="P1" svg:x1="2.9862in" svg:y1="1.0382in" svg:x2="2.9862in" svg:y2="1.298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3" draw:display-name="Dashed (var) 3" draw:style="rect" draw:dots2="1" draw:dots2-length="0.0413in" draw:distance="0.0311in"/>
    <draw:stroke-dash draw:name="Dashed_20__28_var_29__20_5" draw:display-name="Dashed (var) 5" draw:style="rect" draw:dots2="1" draw:dots2-length="0.083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in" fo:page-height="3.7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38:07.370307726</meta:creation-date>
    <dc:date>2020-07-30T13:40:10.351316399</dc:date>
    <meta:editing-duration>PT2M3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